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2.053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5.159cm" fo:break-before="auto" style:use-optimal-row-height="false"/>
    </style:style>
    <style:style style:name="ro30" style:family="table-row">
      <style:table-row-properties style:row-height="0.762cm" fo:break-before="auto" style:use-optimal-row-height="false"/>
    </style:style>
    <style:style style:name="ro31"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ooc:=[.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ooc:=[.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ooc:=[.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ooc:=[.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1">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9">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0">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1">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1">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1">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1">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31">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1">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1">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1">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1">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1">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1">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1">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1">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1">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1">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1">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1">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1">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1">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1">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1">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31">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1">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31">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1">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1">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1">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1">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1">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1">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1">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1">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1">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1">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1">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1">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1">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1">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1">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1">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1">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1">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1">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1">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1">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1">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1">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1">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1">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1">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1">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1">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1">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1">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1">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31">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1">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1">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1">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1">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1">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1">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1">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1">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1">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1">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1">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1">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1">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1">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1">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1">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1">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1">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1">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1">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1">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1">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1">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1">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1">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1">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1">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1">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1">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1">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1">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1">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1">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1">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1">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1">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1">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1">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1">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1">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1">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1">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31">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1">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1">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1">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1">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1">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1">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1">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31">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1">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31">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1">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1">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1">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1">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1">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1">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1">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1">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1">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1">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1">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1">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1">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1">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1">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1">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1">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1">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1">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1">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1">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1">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1">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1">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1">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1">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1">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1">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1">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1">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1">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1">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1">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1">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1">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1">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1">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1">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1">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1">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1">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1">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1">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1">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1">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1">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31">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1">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1">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1">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1">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1">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31">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1">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1">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1">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31">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1">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1">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1">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1">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1">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1">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1">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1">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1">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1">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1">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1">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1">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1">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1">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1">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1">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1">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1">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1">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1">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1">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1">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1">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1">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1">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1">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1">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1">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1">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1">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1">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1">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1">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1">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1">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1">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1">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1">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1">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1">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1">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1">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1">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1">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1">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1">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1">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1">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1">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1">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1">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1">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1">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1">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1">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1">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1">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1">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31">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1">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1">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1">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1">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1">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1">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1">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1">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1">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1">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1">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31">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1">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1">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1">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1">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1">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1">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1">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1">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1">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1">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1">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1">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1">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1">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31">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1">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1">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1">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1">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1">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1">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1">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31">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1">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1">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1">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1">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1">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1">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1">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1">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1">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1">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31">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1">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1">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1">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1">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1">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1">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31">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1">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1">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1">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31">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1">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1">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31">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1">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1">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31">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1">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1">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1">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1">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31">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1">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31">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1">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31">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1">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31">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1">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31">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1">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8/06/2009</text:date>, <text:time>00:14:0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53</meta:editing-cycles>
    <meta:creation-date>2008-05-04T10:18:05</meta:creation-date>
    <dc:date>2009-06-08T00:14:01</dc:date>
    <dc:creator>Giuseppe Castagno</dc:creator>
    <meta:editing-duration>PT56H47M35S</meta:editing-duration>
    <meta:document-statistic meta:table-count="6" meta:cell-count="148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